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5.935cm"/>
    </style:style>
    <style:style style:name="co4" style:family="table-column">
      <style:table-column-properties fo:break-before="auto" style:column-width="7.691cm"/>
    </style:style>
    <style:style style:name="co5" style:family="table-column">
      <style:table-column-properties fo:break-before="auto" style:column-width="11.314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5.255cm"/>
    </style:style>
    <style:style style:name="co9" style:family="table-column">
      <style:table-column-properties fo:break-before="auto" style:column-width="7.061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4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6.366cm" fo:break-before="auto" style:use-optimal-row-height="true"/>
    </style:style>
    <style:style style:name="ro5" style:family="table-row">
      <style:table-row-properties style:row-height="9.529cm" fo:break-before="auto" style:use-optimal-row-height="true"/>
    </style:style>
    <style:style style:name="ro6" style:family="table-row">
      <style:table-row-properties style:row-height="6.369cm" fo:break-before="auto" style:use-optimal-row-height="true"/>
    </style:style>
    <style:style style:name="ro7" style:family="table-row">
      <style:table-row-properties style:row-height="37.56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er Name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/>
            <text:p>Test Cas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ost in data in Json</text:p>
          </table:table-cell>
          <table:table-cell table:style-name="ce1" office:value-type="string" calcext:value-type="string">
            <text:p>Get Result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est Result</text:p>
          </table:table-cell>
          <table:table-cell table:style-name="ce2"/>
        </table:table-row>
        <table:table-row table:style-name="ro2">
          <table:table-cell office:value-type="string" calcext:value-type="string">
            <text:p>00-00-00-00-01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Create a new user by post request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<text:span text:style-name="T2">{</text:span></text:p>
            <text:p><text:span text:style-name="T2">    "name": "Anurag",</text:span></text:p>
            <text:p><text:span text:style-name="T2">    "gender": "male",</text:span></text:p>
            <text:p><text:span text:style-name="T2">    "email": "sarb@15ce.com",</text:span></text:p>
            <text:p><text:span text:style-name="T2">    "status": "active"</text:span></text:p>
            <text:p><text:span text:style-name="T2">}</text:span>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03,</text:p>
            <text:p>        "name": "Anurag",</text:p>
            <text:p>        "email": "sarb@15ce.com",</text:p>
            <text:p>        "gender": "male",</text:p>
            <text:p>        "status": "active"</text:p>
            <text:p>    }</text:p>
            <text:p>}</text:p>
          </table:table-cell>
          <table:table-cell office:value-type="string" calcext:value-type="string">
            <text:p>201 Created</text:p>
            <text:p/>
          </table:table-cell>
          <table:table-cell office:value-type="string" calcext:value-type="string">
            <text:p>The request has been fulfilled and resulted in a new resource being created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string" calcext:value-type="string">
            <text:p>00-00-00-00-02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Removing one field from passing json data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"Anurag",</text:p>
            <text:p>   </text:p>
            <text:p>    "email": "sar12@15ce.com",</text:p>
            <text:p>    "status": "active"</text:p>
            <text:p>}</text:p>
          </table:table-cell>
          <table:table-cell office:value-type="string" calcext:value-type="string">
            <text:p>{</text:p>
            <text:p>    "meta": null,</text:p>
            <text:p>    "data": [</text:p>
            <text:p>        {</text:p>
            <text:p>            "field": "gender",</text:p>
            <text:p>            "message": "can't be blank"</text:p>
            <text:p>        }</text:p>
            <text:p>    ]</text:p>
            <text:p>}</text:p>
          </table:table-cell>
          <table:table-cell office:value-type="string" calcext:value-type="string">
            <text:p>422 Unprocessable Entity</text:p>
            <text:p/>
          </table:table-cell>
          <table:table-cell office:value-type="string" calcext:value-type="string">
            <text:p>The request was well-formed but was unable to be followed due to semantic errors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03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Chaning status field active to inactive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"Soni",</text:p>
            <text:p>    "gender": "female",</text:p>
            <text:p>    "email": "sarb122@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11,</text:p>
            <text:p>        "name": "Soni",</text:p>
            <text:p>        "email": "sarb122@15ce.com",</text:p>
            <text:p>        "gender": "female",</text:p>
            <text:p>        "status": "inactive"</text:p>
            <text:p>    }</text:p>
            <text:p>}</text:p>
          </table:table-cell>
          <table:table-cell office:value-type="string" calcext:value-type="string">
            <text:p>201Created</text:p>
            <text:p/>
          </table:table-cell>
          <table:table-cell office:value-type="string" calcext:value-type="string">
            <text:p>The request has been fulfilled and resulted in a new resource being created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string" calcext:value-type="string">
            <text:p>00-00-00-00-04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Removing “@” symble from email field of passing json data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"Soni",</text:p>
            <text:p>    "gender": "female",</text:p>
            <text:p>    "email": "sarb12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[</text:p>
            <text:p>        {</text:p>
            <text:p>            "field": "email",</text:p>
            <text:p>            "message": "is invalid"</text:p>
            <text:p>        }</text:p>
            <text:p>    ]</text:p>
            <text:p>}</text:p>
          </table:table-cell>
          <table:table-cell office:value-type="string" calcext:value-type="string">
            <text:p>422 Unprocessable Entity</text:p>
            <text:p/>
          </table:table-cell>
          <table:table-cell office:value-type="string" calcext:value-type="string">
            <text:p>The request was well-formed but was unable to be followed due to semantic errors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05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Passing Number as name field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235,</text:p>
            <text:p>    "gender": "female",</text:p>
            <text:p>    "email": "sarb12@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34,</text:p>
            <text:p>        "name": "235",</text:p>
            <text:p>        "email": "sarb12@15ce.com",</text:p>
            <text:p>        "gender": "female",</text:p>
            <text:p>        "status": "inactive"</text:p>
            <text:p>    }</text:p>
            <text:p>}</text:p>
          </table:table-cell>
          <table:table-cell office:value-type="string" calcext:value-type="string">
            <text:p>201 Created</text:p>
            <text:p/>
          </table:table-cell>
          <table:table-cell office:value-type="string" calcext:value-type="string">
            <text:p>The request has been fulfilled and resulted in a new resource being created.</text:p>
            <text:p>But it should not create as a new user.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4">
          <table:table-cell office:value-type="string" calcext:value-type="string">
            <text:p>00-00-00-00-06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the user data by GET request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156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</text:p>
            <text:p>No data on this i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00-00-00-00-07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chaning user id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15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1,</text:p>
            <text:p>            "pages": 1,</text:p>
            <text:p>            "page": 1,</text:p>
            <text:p>            "limit": 20,</text:p>
            <text:p>            "links": {</text:p>
            <text:p>                "previous": null,</text:p>
            <text:p>                "current": "https://gorest.co.in/public/v1/users?page=1",</text:p>
            <text:p>                "next": null</text:p>
            <text:p>            }</text:p>
            <text:p>        }</text:p>
            <text:p>    },</text:p>
            <text:p>    "data": [</text:p>
            <text:p>        {</text:p>
            <text:p>            "id": 156,</text:p>
            <text:p>            "name": "Shiv Achari",</text:p>
            <text:p>            "email": "achari_shiv@stark.com",</text:p>
            <text:p>            "gender": "male",</text:p>
            <text:p>            "status": "inactive"</text:p>
            <text:p>        }</text:p>
            <text:p>    ]</text:p>
            <text:p>}</text:p>
          </table:table-cell>
          <table:table-cell office:value-type="string" calcext:value-type="string">
            <text:p>200OK</text:p>
          </table:table-cell>
          <table:table-cell office:value-type="string" calcext:value-type="string">
            <text:p><text:span text:style-name="T2">Standard response for successful HTTP requests. </text:span>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6">
          <table:table-cell office:value-type="string" calcext:value-type="string">
            <text:p>00-00-00-00-08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to change user ID by passsing string value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AdwRGH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The actual response will depend on the request method used. In a GET request, the response will contain an entity corresponding to the requested resource. 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7">
          <table:table-cell office:value-type="string" calcext:value-type="string">
            <text:p>00-00-00-00-09</text:p>
          </table:table-cell>
          <table:table-cell/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removing id and value</text:p>
          </table:table-cell>
          <table:table-cell office:value-type="string" calcext:value-type="string">
            <text:p><text:span text:style-name="T1">1. Enter URL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No pass any key: id and value:  in Params </text:span></text:p>
            <text:p><text:span text:style-name="T2">4. Click on send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3513,</text:p>
            <text:p>            "pages": 176,</text:p>
            <text:p>            "page": 1,</text:p>
            <text:p>            "limit": 20,</text:p>
            <text:p>            "links": {</text:p>
            <text:p>                "previous": null,</text:p>
            <text:p>                "current": "https://gorest.co.in/public/v1/users?page=1",</text:p>
            <text:p>                "next": "https://gorest.co.in/public/v1/users?page=2"</text:p>
            <text:p>            }</text:p>
            <text:p>        }</text:p>
            <text:p>    },</text:p>
            <text:p>    "data": [</text:p>
            <text:p>        {</text:p>
            <text:p>            "id": 3026,</text:p>
            <text:p>            "name": "Tenali Ramakrishna",</text:p>
            <text:p>            "email": "tenali.ramakrishna1626962541515@15ce.com",</text:p>
            <text:p>            "gender": "male",</text:p>
            <text:p>            "status": "active"</text:p>
            <text:p>        },</text:p>
            <text:p>        {</text:p>
            <text:p>            "id": 3030,</text:p>
            <text:p>            "name": "Tenali Ramakrishna",</text:p>
            <text:p>            "email": "tenali.ramakrishna1626962541702@15ce.com",</text:p>
            <text:p>            "gender": "male",</text:p>
            <text:p>            "status": "active"</text:p>
            <text:p>        },</text:p>
            <text:p>        {</text:p>
            <text:p>            "id": 3033,</text:p>
            <text:p>            "name": "Tenali Ramakrishna",</text:p>
            <text:p>            "email": "tenali.ramakrishna1626962541852@15ce.com",</text:p>
            <text:p>            "gender": "male",</text:p>
            <text:p>            "status": "active"</text:p>
            <text:p>        },</text:p>
            <text:p>        {</text:p>
            <text:p>            "id": 3035,</text:p>
            <text:p>            "name": "Tenali Ramakrishna",</text:p>
            <text:p>            "email": "tenali.ramakrishna1626962541897@15ce.com",</text:p>
            <text:p>            "gender": "male",</text:p>
            <text:p>            "status": "active"</text:p>
            <text:p>        },</text:p>
            <text:p>        {</text:p>
            <text:p>            "id": 3042,</text:p>
            <text:p>            "name": "Tenali Ramakrishna",</text:p>
            <text:p>            "email": "tenali.ramakrishna1626962542170@15ce.com",</text:p>
            <text:p>            "gender": "male",</text:p>
            <text:p>            "status": "active"</text:p>
            <text:p>        },</text:p>
            <text:p>        {</text:p>
            <text:p>            "id": 3045,</text:p>
            <text:p>            "name": "Tenali Ramakrishna",</text:p>
            <text:p>            "email": "tenali.ramakrishna1626962542233@15ce.com",</text:p>
            <text:p>            "gender": "male",</text:p>
            <text:p>            "status": "active"</text:p>
            <text:p>        },</text:p>
            <text:p>     </text:p>
            <text:p>        {</text:p>
            <text:p>            "id": 17,</text:p>
            <text:p>            "name": "Jagdeep Iyer",</text:p>
            <text:p>            "email": "jagdeep_iyer@trantow.net",</text:p>
            <text:p>            "gender": "male",</text:p>
            <text:p>            "status": "active"</text:p>
            <text:p>        },</text:p>
            <text:p>        {</text:p>
            <text:p>            "id": 3086,</text:p>
            <text:p>            "name": "Tenali Ramakrishna",</text:p>
            <text:p>            "email": "tenali.ramakrishna1626962543479@15ce.com",</text:p>
            <text:p>            "gender": "male",</text:p>
            <text:p>            "status": "active"</text:p>
            <text:p>        },</text:p>
            <text:p>        {</text:p>
            <text:p>            "id": 21,</text:p>
            <text:p>            "name": "Himadri Rana",</text:p>
            <text:p>            "email": "rana_himadri@rosenbaum-torphy.com",</text:p>
            <text:p>            "gender": "male",</text:p>
            <text:p>            "status": "inactive"</text:p>
            <text:p>        },</text:p>
            <text:p>        {</text:p>
            <text:p>            "id": 23,</text:p>
            <text:p>            "name": "Dhanadeepa Shukla",</text:p>
            <text:p>            "email": "dhanadeepa_shukla@von-buckridge.biz",</text:p>
            <text:p>            "gender": "male",</text:p>
            <text:p>            "status": "inactive"</text:p>
            <text:p>        },</text:p>
            <text:p>        {</text:p>
            <text:p>            "id": 24,</text:p>
            <text:p>            "name": "Chinmayanand Kaur",</text:p>
            <text:p>            "email": "kaur_chinmayanand@walter.org",</text:p>
            <text:p>            "gender": "female",</text:p>
            <text:p>            "status": "active"</text:p>
            <text:p>        }</text:p>
            <text:p>    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<text:s/>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6">
          <table:table-cell office:value-type="string" calcext:value-type="string">
            <text:p>00-00-00-00-10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passing invaild user ID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566145372814458418232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 worked correct by no providing any data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11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data by Patch request</text:p>
          </table:table-cell>
          <table:table-cell office:value-type="string" calcext:value-type="string">
            <text:p><text:span text:style-name="T1">1. Enter URL PATCH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ATCH request  </text:span></text:p>
          </table:table-cell>
          <table:table-cell office:value-type="string" calcext:value-type="string">
            <text:p><text:span text:style-name="T2">{</text:span></text:p>
            <text:p><text:span text:style-name="T2">    "name": "Allasani Pedd",</text:span></text:p>
            <text:p><text:span text:style-name="T2">    "email": "sarb12@15ce.com",</text:span></text:p>
            <text:p><text:span text:style-name="T2">    "status": "active"</text:span></text:p>
            <text:p><text:span text:style-name="T2">}</text:span>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name": "Allasani Pedd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tandard response for successful HTTP request. <text:s/>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12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user data by removing “@” from email field</text:p>
          </table:table-cell>
          <table:table-cell office:value-type="string" calcext:value-type="string">
            <text:p><text:span text:style-name="T1">1. Enter URL PATCH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ATCH request  </text:span></text:p>
          </table:table-cell>
          <table:table-cell office:value-type="string" calcext:value-type="string">
            <text:p>{</text:p>
            <text:p>    "name": "Allasani Pedd",</text:p>
            <text:p>    "email": "sarb1215ce.com",</text:p>
            <text:p>    "status": "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15ce.com",</text:p>
            <text:p>        "name": "Allasani Pedd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 and update the data. But there should be no update data untill user email not in correct formate.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00-00-00-00-13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Put request check to by passing only email field updata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</text:p>
            <text:p>    "email": "sarb12@15ce.com"</text:p>
            <text:p/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id": 8934,</text:p>
            <text:p>        "name": "Allasani Pedd",</text:p>
            <text:p>        "gender": "female",</text:p>
            <text:p>        "status": "active"</text:p>
            <text:p>    }</text:p>
            <text:p>}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tandard response for successful HTTP request and update email field of user data. 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14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data by PUT request and add new invalid field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"name": "Allasani",</text:p>
            <text:p>    "email": "sarb12@15ce.com",</text:p>
            <text:p>    "status": "active",</text:p>
            <text:p>    "address": "AC, Block jbeg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name": "Allasani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. and updated the previous fields of user data and no extra invalid field added. 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8">
          <table:table-cell office:value-type="string" calcext:value-type="string">
            <text:p>00-00-00-00-15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Check update work on invalid user id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" xlink:type="simple">https://gorest.co.in/public/v1/users/893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"name": "Allasani",</text:p>
            <text:p>    "email": "sarb12@15ce.com",</text:p>
            <text:p>    "status": "active"</text:p>
            <text:p>}</text:p>
          </table:table-cell>
          <table:table-cell office:value-type="string" calcext:value-type="string">
            <text:p>500 Internal Server Error.</text:p>
            <text:p>If you are the administrator of this website, then please read this web application's log file and/or the web server's log file to find out what went wrong.</text:p>
          </table:table-cell>
          <table:table-cell office:value-type="string" calcext:value-type="string">
            <text:p>500 Internal Server Error</text:p>
            <text:p/>
          </table:table-cell>
          <table:table-cell office:value-type="string" calcext:value-type="string">
            <text:p>A generic error message, given when no more specific message is suitable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00-00-00-00-16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user ID</text:p>
          </table:table-cell>
          <table:table-cell office:value-type="string" calcext:value-type="string">
            <text:p><text:span text:style-name="T2">1. Enter URL DELETE Request: https://gorest.co.in/public/v1/users/156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 table:number-columns-repeated="2"/>
          <table:table-cell office:value-type="string" calcext:value-type="string">
            <text:p>204 No Content</text:p>
            <text:p/>
          </table:table-cell>
          <table:table-cell office:value-type="string" calcext:value-type="string">
            <text:p>The server successfully processed the request, but is not returning any content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0">
          <table:table-cell office:value-type="string" calcext:value-type="string">
            <text:p>00-00-00-00-17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user ID by passing json data in body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0" xlink:type="simple">https://gorest.co.in/public/v1/users/80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 office:value-type="string" calcext:value-type="string">
            <text:p>{</text:p>
            <text:p>    "name": "Aasha Shukla",</text:p>
            <text:p>    "email": "shukla_aasha@daniel.net",</text:p>
            <text:p>    "gender": "male",</text:p>
            <text:p>    "status": "active"</text:p>
            <text:p>}</text:p>
          </table:table-cell>
          <table:table-cell/>
          <table:table-cell office:value-type="string" calcext:value-type="string">
            <text:p>204 No Content</text:p>
            <text:p/>
          </table:table-cell>
          <table:table-cell office:value-type="string" calcext:value-type="string">
            <text:p><text:span text:style-name="T2">The server successfully processed the request, but is not returning any content.</text:span>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0">
          <table:table-cell office:value-type="string" calcext:value-type="string">
            <text:p>00-00-00-00-18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invalid user ID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034672732236" xlink:type="simple">https://gorest.co.in/public/v1/users/8034672732236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Resource not found"</text:p>
            <text:p>    }</text:p>
            <text:p>}</text:p>
          </table:table-cell>
          <table:table-cell office:value-type="string" calcext:value-type="string">
            <text:p>404 Not Found</text:p>
            <text:p/>
          </table:table-cell>
          <table:table-cell office:value-type="string" calcext:value-type="string">
            <text:p>The requested resource could not be foun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0">
          <table:table-cell office:value-type="string" calcext:value-type="string">
            <text:p>00-00-00-00-19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iinvalid Bearer token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5" xlink:type="simple">https://gorest.co.in/public/v1/users/85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Authentication failed"</text:p>
            <text:p>    }</text:p>
            <text:p>}</text:p>
          </table:table-cell>
          <table:table-cell office:value-type="string" calcext:value-type="string">
            <text:p>401 Unauthorized</text:p>
          </table:table-cell>
          <table:table-cell office:value-type="string" calcext:value-type="string">
            <text:p>Similar to 403 Forbidden. The server successfully processed the request, 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0">
          <table:table-cell office:value-type="string" calcext:value-type="string">
            <text:p>00-00-00-00-20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removing authentication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5" xlink:type="simple">https://gorest.co.in/public/v1/users/85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Authentication failed"</text:p>
            <text:p>    }</text:p>
            <text:p>}</text:p>
          </table:table-cell>
          <table:table-cell office:value-type="string" calcext:value-type="string">
            <text:p>401 Unauthorized</text:p>
            <text:p/>
          </table:table-cell>
          <table:table-cell office:value-type="string" calcext:value-type="string">
            <text:p>Similar to 403 Forbidden. The server successfully processed the request, 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0:01:02.185189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21:24:50.161014109</meta:creation-date>
    <dc:date>2021-07-23T10:08:26.134338717</dc:date>
    <meta:editing-duration>PT37M13S</meta:editing-duration>
    <meta:editing-cycles>4</meta:editing-cycles>
    <meta:generator>LibreOffice/6.4.7.2$Linux_X86_64 LibreOffice_project/40$Build-2</meta:generator>
    <meta:document-statistic meta:table-count="1" meta:cell-count="198" meta:object-count="0"/>
  </office:meta>
</office:document-meta>
</file>